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encrypted_AllGather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n 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Average Latencie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5"/>
        </table:table-row>
        <table:table-row table:style-name="ro1">
          <table:table-cell office:value-type="float" office:value="32468" calcext:value-type="float">
            <text:p>32468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3T11:14:31.185095696</meta:creation-date>
    <dc:date>2020-01-23T12:01:48.659558433</dc:date>
    <meta:editing-duration>PT37M7S</meta:editing-duration>
    <meta:editing-cycles>1</meta:editing-cycles>
    <meta:document-statistic meta:table-count="1" meta:cell-count="29" meta:object-count="0"/>
    <meta:generator>LibreOffice/6.3.4.2$Linux_X86_64 LibreOffice_project/30$Build-2</meta:generator>
  </office:meta>
</office:document-meta>
</file>